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f02" officeooo:paragraph-rsid="001c8f02"/>
    </style:style>
    <style:style style:name="P2" style:family="paragraph" style:parent-style-name="Title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dition: Beyond Tutorial</text:p>
      <text:p text:style-name="P1"/>
      <text:h text:style-name="Heading_20_1" text:outline-level="1">What Is This?</text:h>
      <text:p text:style-name="P1">This walk-through requires no components and introduces you to the game mechanics as they would be encountered in an actual game. The rule book goes into full details and is a bit more particular with naming conventions and specific details on different components.</text:p>
      <text:p text:style-name="P1"/>
      <text:h text:style-name="Heading_20_1" text:outline-level="1">Overview of Steps</text:h>
      <text:p text:style-name="P1">* create a character (and then two more!)</text:p>
      <text:p text:style-name="P1">* select a quest and starting location</text:p>
      <text:p text:style-name="P1">* organize the cards for the journey</text:p>
      <text:p text:style-name="P1">* purchase some goods for the adventure</text:p>
      <text:p text:style-name="P1">* go!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09:51:06.894000000</meta:creation-date>
    <dc:date>2023-11-15T11:16:44.652000000</dc:date>
    <meta:editing-duration>PT1H15M37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9" meta:word-count="83" meta:character-count="481" meta:non-whitespace-character-count="407"/>
  </office:meta>
</office:document-meta>
</file>